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master-page-name="Standard">
      <style:paragraph-properties style:page-number="1"/>
    </style:style>
    <style:style style:name="T1" style:family="text">
      <style:text-properties fo:font-size="15pt" style:text-underline-style="solid" style:text-underline-width="auto" style:text-underline-color="font-color" fo:font-weight="bold" style:font-size-asian="15pt" style:font-weight-asian="bold" style:font-size-complex="15pt"/>
    </style:style>
    <style:style style:name="T2" style:family="text">
      <style:text-properties fo:font-size="15pt" fo:font-weight="bold" style:font-size-asian="15pt" style:font-weight-asian="bold" style:font-size-complex="15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fo:font-size="14pt" fo:font-weight="bold" fo:background-color="#ff9900" loext:char-shading-value="0" style:font-size-asian="14pt" style:font-weight-asian="bold"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font-weight-asian="bold" style:font-size-complex="14pt" fo:background-color="#00ff00"/>
    </style:style>
    <style:style style:name="T7" style:family="text">
      <style:text-properties fo:font-size="14pt" fo:font-weight="bold" style:font-size-asian="14pt" style:font-weight-asian="bold" style:font-size-complex="14pt" fo:background-color="#00ffff"/>
    </style:style>
    <style:style style:name="T8" style:family="text">
      <style:text-properties fo:font-size="14pt" fo:font-weight="bold" style:font-size-asian="14pt" style:font-weight-asian="bold" style:font-size-complex="14pt" fo:background-color="#ffff00"/>
    </style:style>
    <style:style style:name="T9" style:family="text">
      <style:text-properties fo:font-size="14pt" fo:font-weight="bold" style:font-size-asian="14pt" style:font-weight-asian="bold" style:font-size-complex="14pt" fo:background-color="#ff00ff"/>
    </style:style>
    <style:style style:name="T10" style:family="text">
      <style:text-properties fo:font-size="13pt" style:font-size-asian="13pt" style:font-size-complex="13pt"/>
    </style:style>
    <style:style style:name="T11" style:family="text">
      <style:text-properties fo:font-size="13pt" style:font-size-asian="13pt" style:font-size-complex="13pt" fo:background-color="#00ff00"/>
    </style:style>
    <style:style style:name="T12" style:family="text">
      <style:text-properties fo:font-size="13pt" style:font-size-asian="13pt" style:font-size-complex="13pt" fo:background-color="#00ffff"/>
    </style:style>
    <style:style style:name="T13" style:family="text">
      <style:text-properties fo:font-size="13pt" style:font-size-asian="13pt" style:font-size-complex="13pt" fo:background-color="#ffff00"/>
    </style:style>
    <style:style style:name="T14" style:family="text">
      <style:text-properties fo:font-size="13pt" style:font-size-asian="13pt" style:font-size-complex="13pt" fo:background-color="#ff00ff"/>
    </style:style>
    <style:style style:name="T15" style:family="text">
      <style:text-properties fo:font-size="13pt" fo:background-color="#ff9900" loext:char-shading-value="0" style:font-size-asian="13pt" style:font-size-complex="13pt"/>
    </style:style>
    <style:style style:name="T16" style:family="text">
      <style:text-properties fo:font-size="13pt" fo:font-style="italic" style:font-size-asian="13pt" style:font-style-asian="italic" style:font-size-complex="13pt"/>
    </style:style>
    <style:style style:name="T17" style:family="text">
      <style:text-properties fo:font-size="13pt" fo:font-weight="bold"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Eternals Group Zoom Meeting - Monday, March 14th - 6pm EST</text:span></text:p>
      <text:p text:style-name="P1"/>
      <text:p text:style-name="Standard"><text:span text:style-name="T3">Meeting Takeaways &amp; Conclusions:</text:span></text:p>
      <text:list xml:id="list315135858" text:style-name="WWNum2">
        <text:list-item>
          <text:p text:style-name="P2"><text:span text:style-name="T10">Brandy provided a </text:span><text:span text:style-name="T15">working summary</text:span><text:span text:style-name="T10"> of what the data shows</text:span></text:p>
        </text:list-item>
        <text:list-item>
          <text:p text:style-name="P2"><text:span text:style-name="T10">Brandy provided </text:span><text:span text:style-name="T11">data key</text:span><text:span text:style-name="T10"> for categories in dataset</text:span></text:p>
        </text:list-item>
      </text:list>
      <text:p text:style-name="P1"/>
      <text:p text:style-name="Standard"><text:span text:style-name="T3">Group Member To-Do’s:</text:span></text:p>
      <text:list xml:id="list2776393290" text:style-name="WWNum1">
        <text:list-item>
          <text:p text:style-name="P3"><text:span text:style-name="T10">Evaluate </text:span><text:span text:style-name="T12">project questions</text:span><text:span text:style-name="T10"> &amp; consider other conclusions we may reach as a team</text:span></text:p>
        </text:list-item>
        <text:list-item>
          <text:p text:style-name="P3"><text:span text:style-name="T13">Wrangle data </text:span><text:span text:style-name="T10">and share preliminary findings in Slack and/or GitHub by </text:span><text:span text:style-name="T16">Thursday, March 17th at 5pm EST</text:span><text:span text:style-name="T10"> to allow group members to review before 1:1 with Joseph &amp; Matthew</text:span></text:p>
        </text:list-item>
        <text:list-item>
          <text:p text:style-name="P3"><text:span text:style-name="T10">Evaluate &amp; discuss </text:span><text:span text:style-name="T14">Method of Delivery</text:span><text:span text:style-name="T10"> for final project (enabling us to collect data / create slides as we reach conclusions)</text:span></text:p>
        </text:list-item>
      </text:list>
      <text:p text:style-name="P1"/>
      <text:p text:style-name="Standard"><text:span text:style-name="T4">Working Summary</text:span></text:p>
      <text:p text:style-name="Standard"><text:span text:style-name="T10">The dataset provided by Brandy comes from a graduate-level psychology course she instructs. Students take assessments individually to see their grasp on assigned pre-work, later taking assessments as a team. They are taught modules over two months focusing on different socio-emotional skills, such as emotional intelligence, test taking, and stress management.</text:span></text:p>
      <text:p text:style-name="P1"/>
      <text:p text:style-name="Standard"><text:span text:style-name="T6">Data Key</text:span></text:p>
      <text:p text:style-name="Standard"><text:span text:style-name="T10">TBL = Team-Based Learning</text:span></text:p>
      <text:p text:style-name="Standard"><text:span text:style-name="T10">iRAT = Individual Readiness Assurance Test</text:span></text:p>
      <text:p text:style-name="Standard"><text:span text:style-name="T10">tRAT = Team Readiness Assurance Test</text:span></text:p>
      <text:p text:style-name="P1"/>
      <text:p text:style-name="Standard"><text:span text:style-name="T7">Project Questions</text:span></text:p>
      <text:p text:style-name="Standard"><text:span text:style-name="T10">Proposed questions we could potentially address with this dataset:</text:span></text:p>
      <text:list xml:id="list549282440" text:style-name="WWNum3">
        <text:list-item>
          <text:p text:style-name="P4"><text:span text:style-name="T10">Is there a significant difference in iRAT scores between the three cohorts?</text:span></text:p>
        </text:list-item>
        <text:list-item>
          <text:p text:style-name="P4"><text:span text:style-name="T10">Is there a significant difference in tRAT scores between the three cohorts?</text:span></text:p>
        </text:list-item>
        <text:list-item>
          <text:p text:style-name="P4"><text:span text:style-name="T10">What is shown by looking at the averages or pre and post scores of the tRAT scores?</text:span></text:p>
        </text:list-item>
      </text:list>
      <text:p text:style-name="P1"/>
      <text:p text:style-name="Standard"><text:soft-page-break/><text:span text:style-name="T8">Data Wrangling</text:span></text:p>
      <text:p text:style-name="P6"><text:span text:style-name="T10">Please add ideas! Some ideas mentioned in the meeting:</text:span></text:p>
      <text:list xml:id="list4055153006" text:style-name="WWNum4">
        <text:list-item>
          <text:p text:style-name="P5"><text:span text:style-name="T10">Break data into cohorts (F2F_2019, F2F_2020, etc.)</text:span></text:p>
        </text:list-item>
        <text:list-item>
          <text:p text:style-name="P5"><text:span text:style-name="T10">Break data into teams (</text:span><text:span text:style-name="T16">Brandy will amend data to enable this process</text:span><text:span text:style-name="T10">)</text:span></text:p>
        </text:list-item>
        <text:list-item>
          <text:p text:style-name="P5"><text:span text:style-name="T10">Suggested ANOVA - Difference on iRAT scores or between iRAT and tRAT scores</text:span></text:p>
        </text:list-item>
      </text:list>
      <text:p text:style-name="P1"/>
      <text:p text:style-name="Standard"><text:span text:style-name="T9">Method of Delivery</text:span></text:p>
      <text:p text:style-name="Standard"><text:span text:style-name="T10">Destiny asked group members to consider how we will present our project in the final week. In our group 1:1 with Joseph and Matthew, we were informed that we have our choice: to present a project that is solely slides / visual presentation focused, a project that is solely focused on Python / R code files, or a hybrid of both in which we discuss conclusions reached in lay terms in addition to the code it took to get there.</text:span></text:p>
      <text:p text:style-name="P1"/>
      <text:p text:style-name="Standard"><text:span text:style-name="T10">Plan to discuss our final project method of delivery at our next Zoom meeting on (DATE). Accounting for this decision early will allow us to create as we go rather than waiting for the final week to compile everything.</text:span></text:p>
      <text:p text:style-name="Standard"><text:span text:style-name="T16">Method of Delivery options for final project</text:span><text:span text:style-name="T10">: Mostly visuals &amp; slides, mostly code from Python / R, a hybrid presentation with visuals and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422" meta:character-count="2468" meta:non-whitespace-character-count="2085"/>
    <meta:generator>LibreOfficeDev/6.0.5.2$Linux_X86_64 LibreOffice_project/</meta:generator>
  </office:meta>
</office:document-meta>
</file>